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21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22" style:family="paragraph" style:parent-style-name="Standard">
      <style:paragraph-properties fo:text-align="justify" style:justify-single-word="false"/>
      <style:text-properties style:use-window-font-color="true" officeooo:rsid="001fa3ab" officeooo:paragraph-rsid="001fa3ab"/>
    </style:style>
    <style:style style:name="P23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0">Finalisation diagramme de séquence «Réaliser une ronde»</text:p>
      <text:p text:style-name="P21">Diagramme d’état sur le déroulement de la ronde</text:p>
      <text:p text:style-name="P21"/>
      <text:p text:style-name="P24">Mardi 09 février :</text:p>
      <text:p text:style-name="P25">Mise à jour du diagramme de Gantt commun</text:p>
      <text:p text:style-name="P26">Recherches qml et C++</text:p>
      <text:p text:style-name="P23"><text:tab/><text:span text:style-name="T2">A faire :</text:span></text:p>
      <text:p text:style-name="P22">Faire des essais d’IHM pour l’appli mobile</text:p>
      <text:p text:style-name="P22">Chercher comment avoir accès à la BDD sqlite <text:span text:style-name="T3">en C++ et faire la liaison avec QML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09T11:55:27.889404651</dc:date>
    <meta:editing-duration>PT7H53M7S</meta:editing-duration>
    <meta:editing-cycles>21</meta:editing-cycles>
    <meta:generator>LibreOffice/6.3.5.2$Linux_X86_64 LibreOffice_project/30$Build-2</meta:generator>
    <meta:document-statistic meta:table-count="0" meta:image-count="0" meta:object-count="0" meta:page-count="1" meta:paragraph-count="30" meta:word-count="160" meta:character-count="1010" meta:non-whitespace-character-count="879"/>
  </office:meta>
</office:document-meta>
</file>